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2"/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etto OmiBox</text:p>
      <text:p text:style-name="Standard"/>
      <text:p text:style-name="Standard">La scatola sarà costruita in multistrato di pioppo, spesso 10mm </text:p>
      <text:p text:style-name="Standard"/>
      <text:p text:style-name="Standard">Sarà fissata al palo (<text:span text:style-name="T1">presumento di fissarla a pali standard, come quelli delle vie che non dovrebbero rappresentare un problema</text:span>).</text:p>
      <text:p text:style-name="Standard"/>
      <text:p text:style-name="Standard">Parti in legno:</text:p>
      <text:list xml:id="list5606847649656982450" text:style-name="L1">
        <text:list-item>
          <text:p text:style-name="P1">200 x 250mm – 2 pz (sopra e sotto)</text:p>
        </text:list-item>
        <text:list-item>
          <text:p text:style-name="P1">180 x 230 mm – 2 pz (lati)</text:p>
        </text:list-item>
        <text:list-item>
          <text:p text:style-name="P1">180 x 200 mm – 2 pz (retro)(fronte + intaglio)</text:p>
        </text:list-item>
        <text:list-item>
          <text:p text:style-name="P1">160 x 240 mm – 1pz (vassoio)</text:p>
        </text:list-item>
        <text:list-item>
          <text:p text:style-name="P1">160 x 20 mm – 1 pz (battuta frontale con foro a fresa)</text:p>
        </text:list-item>
        <text:list-item>
          <text:p text:style-name="P1">180 x 15 mm – 1 pz (battuta finale, per bloccare il cassetto)</text:p>
        </text:list-item>
      </text:list>
      <text:p text:style-name="Standard"/>
      <text:p text:style-name="Standard">Accessori:</text:p>
      <text:list xml:id="list6658273351026198574" text:style-name="L2">
        <text:list-item>
          <text:p text:style-name="P3">Chiodi senza testa (200 pz)</text:p>
        </text:list-item>
        <text:list-item>
          <text:p text:style-name="P3">Viti (almeno 25 pz)</text:p>
        </text:list-item>
        <text:list-item>
          <text:p text:style-name="P3">Vinavil</text:p>
        </text:list-item>
        <text:list-item>
          <text:p text:style-name="P3">Angolari in ferro a L 50x25 mm (8 pz)</text:p>
        </text:list-item>
        <text:list-item>
          <text:p text:style-name="P3">Placca curva diametro del palo (da recuperare, presumo 100 mm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04T14:16:46.06</meta:creation-date>
    <meta:document-statistic meta:table-count="0" meta:image-count="0" meta:object-count="0" meta:page-count="1" meta:paragraph-count="16" meta:word-count="136" meta:character-count="646"/>
    <dc:date>2017-04-04T14:45:49.76</dc:date>
    <meta:editing-duration>PT12M53S</meta:editing-duration>
    <meta:editing-cycles>1</meta:editing-cycles>
    <meta:generator>OpenOffice/4.1.1$Win32 OpenOffice.org_project/411m6$Build-9775</meta:generator>
  </office:meta>
</office:document-meta>
</file>